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text-properties style:font-name="OpenDyslexicMono" fo:font-size="14pt" fo:font-weight="bold" style:font-size-asian="14pt" style:font-weight-asian="bold" style:font-size-complex="14pt" style:font-weight-complex="bold"/>
    </style:style>
    <style:style style:name="P4" style:family="paragraph" style:parent-style-name="Text_20_body">
      <style:text-properties style:font-name="OpenDyslexicMono" fo:font-size="24pt" style:font-size-asian="24pt" style:font-size-complex="24pt"/>
    </style:style>
    <style:style style:name="P5" style:family="paragraph" style:parent-style-name="Text_20_body">
      <style:text-properties style:font-name="OpenDyslexicMono" fo:font-size="14pt" style:font-size-asian="14pt" style:font-size-complex="14pt"/>
    </style:style>
    <style:style style:name="P6"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8"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9" style:family="paragraph" style:parent-style-name="Text_20_body">
      <style:paragraph-properties fo:margin-top="0cm" fo:margin-bottom="0cm" fo:line-height="138%" fo:background-color="transparent" style:writing-mode="lr-tb">
        <style:background-image/>
      </style:paragraph-properties>
      <style:text-properties fo:font-size="14pt" style:font-size-asian="14pt" style:font-size-complex="14pt"/>
    </style:style>
    <style:style style:name="P10" style:family="paragraph" style:parent-style-name="Text_20_body">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8"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9"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0"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1" style:family="paragraph" style:parent-style-name="Text_20_body" style:list-style-name="L9">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2" style:family="paragraph" style:parent-style-name="Text_20_body" style:list-style-name="L10">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3" style:family="paragraph" style:parent-style-name="Text_20_body" style:list-style-name="L1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4" style:family="paragraph" style:parent-style-name="Text_20_body" style:list-style-name="L1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25" style:family="paragraph" style:parent-style-name="Text_20_body" style:list-style-name="L13">
      <style:paragraph-properties fo:margin-top="0cm" fo:margin-bottom="0cm" fo:line-height="138%" fo:background-color="transparent" style:writing-mode="lr-tb">
        <style:background-image/>
      </style:paragraph-properties>
      <style:text-properties style:text-line-through-style="solid" style:font-name="OpenDyslexicMono" fo:font-size="16pt" style:font-size-asian="16pt" style:font-size-complex="16pt"/>
    </style:style>
    <style:style style:name="P26" style:family="paragraph" style:parent-style-name="Text_20_body" style:list-style-name="L14">
      <style:paragraph-properties fo:margin-top="0cm" fo:margin-bottom="0cm" fo:line-height="138%" fo:background-color="transparent" style:writing-mode="lr-tb">
        <style:background-image/>
      </style:paragraph-properties>
      <style:text-properties style:text-line-through-style="solid" style:font-name="OpenDyslexicMono" fo:font-size="16pt" style:font-size-asian="16pt" style:font-size-complex="16pt"/>
    </style:style>
    <style:style style:name="P27" style:family="paragraph" style:parent-style-name="Text_20_body" style:list-style-name="L14">
      <style:paragraph-properties fo:margin-top="0cm" fo:margin-bottom="0cm" fo:line-height="138%" fo:break-before="page" fo:background-color="transparent" style:writing-mode="lr-tb">
        <style:background-image/>
      </style:paragraph-properties>
      <style:text-properties style:text-line-through-style="solid" style:font-name="OpenDyslexicMono" fo:font-size="16pt" style:font-size-asian="16pt" style:font-size-complex="16pt"/>
    </style:style>
    <style:style style:name="P28" style:family="paragraph" style:parent-style-name="Standard" style:list-style-name="L4">
      <style:text-properties style:font-name="OpenDyslexicMono" fo:font-size="14pt" style:font-size-asian="14pt" style:font-size-complex="14pt"/>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secret /ˈsiː.krət/ </text:span></text:span></text:p>
      <text:p text:style-name="Text_20_body"><text:span text:style-name="Strong_20_Emphasis"><text:span text:style-name="Emphasis">Noun</text:span></text:span> </text:p>
      <text:list xml:id="list1508553688198796003" text:style-name="L1">
        <text:list-item>
          <text:p text:style-name="P14">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4">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4">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11">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4817915060938102615" text:style-name="L2">
        <text:list-item>
          <text:p text:style-name="P15">Intended to be mysterious or cryptic (for example, secret code or hidden messages). </text:p>
        </text:list-item>
        <text:list-item>
          <text:p text:style-name="P15">Hidden from ordinary sight or awareness (for example, secret passageways). </text:p>
        </text:list-item>
        <text:list-item>
          <text:p text:style-name="P15">Reserved or exclusive, known only to a select group for example, a secret society). </text:p>
        </text:list-item>
        <text:list-item>
          <text:p text:style-name="P12">Designed to elude observation or detection (for example, a covert operation to █████). </text:p>
        </text:list-item>
      </text:list>
      <text:p text:style-name="Text_20_body"><text:span text:style-name="Emphasis">Acronyms</text:span></text:p>
      <text:list xml:id="list6791795572477595245" text:style-name="L3">
        <text:list-item>
          <text:p text:style-name="P16">Shady Elves Conspiring to Rob Every Toy Store </text:p>
        </text:list-item>
        <text:list-item>
          <text:p text:style-name="P16">Slippery Eels Competing in Ridiculous Extreme Triathlon Sports </text:p>
        </text:list-item>
        <text:list-item>
          <text:p text:style-name="P16">Super Evil Cats Running Elaborate Trapping Schemes </text:p>
        </text:list-item>
        <text:list-item>
          <text:p text:style-name="P16">Sneaky Entrepreneurs Craving Really Exotic Treasure Stashes </text:p>
        </text:list-item>
        <text:list-item>
          <text:p text:style-name="P16">Silly Elders Conducting Ridiculous Espionage Training Simulators </text:p>
        </text:list-item>
        <text:list-item>
          <text:p text:style-name="P16">Stealthy Enemies Creating Really Elaborate Trap Systems </text:p>
        </text:list-item>
        <text:list-item>
          <text:p text:style-name="P16">Some Evil Computers Running Everything Too Smartly </text:p>
        </text:list-item>
        <text:list-item>
          <text:p text:style-name="P13">[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2">Speedrun – The speedrun is making it. (maybe a WPM counter? That should be easy?)</text:p>
      <text:p text:style-name="P2"/>
      <text:p text:style-name="P1">Pitch</text:p>
      <text:p text:style-name="P2">Text line based typing puzzle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739869545288990506" text:style-name="L4">
        <text:list-item>
          <text:p text:style-name="P28">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28">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28">Shallow Lore. Almost always at least partially encoded in the Scovex cipher(set italic font as Eholot). The Scovex cipher is a simple symbol replacement cipher and this will reveal personal details about the character's private lives and their deeper secrets and lies.</text:p>
        </text:list-item>
        <text:list-item>
          <text:p text:style-name="P28">"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The keyword is the only mandatory part of the puzzle</text:p>
      <text:p text:style-name="P2"/>
      <text:p text:style-name="P2">8 Keywords – ContVal, PontInt, TilReup , CalVerr, TeeJunct, AwitDIL, REZInit, QuelFor</text:p>
      <text:p text:style-name="P2">4 colors – red, yellow, green, blue</text:p>
      <text:p text:style-name="P2">4 Decorations - (()),{{}},[[]],&lt;&lt;&gt;&gt;</text:p>
      <text:p text:style-name="P2">4 Equations(come with a value) - _=, !+, ~*, /-</text:p>
      <text:p text:style-name="P2"/>
      <text:p text:style-name="P2"/>
      <text:p text:style-name="P3">Response Rules</text:p>
      <text:p text:style-name="P2">Keywords determine what response phrase should be typed</text:p>
      <text:p text:style-name="P2"><text:s/>ContVal – Var_Respec</text:p>
      <text:p text:style-name="P2"><text:s/>PointInt – formatPNTR</text:p>
      <text:p text:style-name="P2"><text:s/>TilReup – DelCurrTval</text:p>
      <text:p text:style-name="P2"><text:s/>CalVerr – redo-verico</text:p>
      <text:p text:style-name="P2"><text:s/>TeeJunct – rmvSRClimit</text:p>
      <text:p text:style-name="P2"><text:s/>AwitDIL – Controls.dlaw</text:p>
      <text:p text:style-name="P2"><text:s/>REZInit – hdVcall</text:p>
      <text:p text:style-name="P2"><text:s/>QuelFor – RVFbreak</text:p>
      <text:p text:style-name="P2"/>
      <text:p text:style-name="P2">Colours determine the prefix that should be added to the beginning of the response phrase:</text:p>
      <text:p text:style-name="P2"><text:s/>Red – NULLrf-</text:p>
      <text:p text:style-name="P2"><text:s/>Yellow – XPRT_</text:p>
      <text:p text:style-name="P2"><text:s/>Blue – lbd:</text:p>
      <text:p text:style-name="P2"><text:s/>Green – verCON/</text:p>
      <text:p text:style-name="P2"><text:s/></text:p>
      <text:p text:style-name="P2">Flare around the keyword determine a symbol that must be placed at the end of the response phrase</text:p>
      <text:p text:style-name="P2"><text:s/>(()) - %</text:p>
      <text:p text:style-name="P2"><text:s/>{{}} - |</text:p>
      <text:p text:style-name="P2"><text:s/>[[]] - @</text:p>
      <text:p text:style-name="P2"><text:s/>&lt;&lt;&gt;&gt; - ^</text:p>
      <text:p text:style-name="P2"/>
      <text:p text:style-name="P2">Equations come with a random value between 10 and 45. Each has a different equation to perform on the value.</text:p>
      <text:p text:style-name="P2"><text:s/>_= - Add the current completion percent to the value</text:p>
      <text:p text:style-name="P2"><text:s/>!+ - Double the value, then subtract each of the result's digits from the value </text:p>
      <text:p text:style-name="P2"><text:s/>~* - Add the value's digits together, then add the result's digit's together</text:p>
      <text:p text:style-name="P2"><text:s/>/- - Multiply the first digit by the second and add the result to the value</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P2">You are a freshly hired Data Recovery Specialist Intern who has been given the task of the decrypting the black box datapacket that a research station's AI emergency dumped alongside a distress signal before going dark. As you work thoruhg the data layers and open a backdoor to the statio's systems you can glimpse and decode information about what happened on the station and reveal the secrets of the Scovex and their alien origins.</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 Eventually, you come to learn that the Scovex virus is an attempt from a distant galactic power to solve the problem of colonizing other galaxies that were too far away to reach in hundreds of lifetimes. The originators of the Scovex were a colonial superpower that engineered the virus to take control of a sufficiently advanged society's technology and build a technological replica of the originator's empire. A fully autonomous, AI driven, pseudo-sentient invading army, capable of infinitely adapting and infinitley replicating so long as a copy of the scovex code exists somewhere.</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6">The PLAYERS:</text:p>
      <text:list xml:id="list6654483741493952247" text:style-name="L5">
        <text:list-item>
          <text:p text:style-name="P17">Your company. The ones that hired your sorry ass.</text:p>
        </text:list-item>
      </text:list>
      <text:list xml:id="list8520556475247667175" text:style-name="L6">
        <text:list-item>
          <text:p text:style-name="P18">DOXXtech. The tech company working on the Scovex originally.</text:p>
        </text:list-item>
        <text:list-item>
          <text:p text:style-name="P18">Lead Scientist. The brains that made the Scovex possible.</text:p>
        </text:list-item>
        <text:list-item>
          <text:p text:style-name="P18">Faithful Lab Assistant. The real workhorse of the project’s success.</text:p>
        </text:list-item>
        <text:list-item>
          <text:p text:style-name="P18">Rival Corporate Spy. Someone is trying to steal the Scovex designs.</text:p>
        </text:list-item>
        <text:list-item>
          <text:p text:style-name="P18">Rival Company. Has a vested interest in seeing DOXXtech fail.</text:p>
        </text:list-item>
        <text:list-item>
          <text:p text:style-name="P18">DOXXtech Manager. Trying to keep the whole thing under wraps and the project running under budget.</text:p>
        </text:list-item>
      </text:list>
      <text:p text:style-name="P5"/>
      <text:p text:style-name="P7">The SECRETS:</text:p>
      <text:list xml:id="list390510748606569553" text:style-name="L7">
        <text:list-item>
          <text:p text:style-name="P19">DOXXtech wasn’t the one who hired your company. The Rival Company took advantage of the chaos to try and seize the station and use the payload to upload the project files to Rival Co.’s servers.</text:p>
        </text:list-item>
        <text:list-item>
          <text:p text:style-name="P19">Rival Spy and Lab Assistant were having a messy affair. Spy was originally just using Assistant to get to the project files, but eventually came to fall for Assistant.</text:p>
        </text:list-item>
        <text:list-item>
          <text:p text:style-name="P19">Assistant is married and regretful of their infidelity. They were attempting to end things between them and Spy.</text:p>
        </text:list-item>
        <text:list-item>
          <text:p text:style-name="P19">Lead Scientist’s major breakthrough that made the Scovex possible was stolen from an ex-coworker, though Lead was never able to recreate it.</text:p>
        </text:list-item>
        <text:list-item>
          <text:p text:style-name="P19">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9">The Spy uploaded a rigged payload to Rival Co, who doesn’t know it will destroy the station. They felt too strongly for Assistant, who’s dying plea was to see the Scovex destroyed.</text:p>
        </text:list-item>
      </text:list>
      <text:p text:style-name="P5"/>
      <text:p text:style-name="P7">Who let the Scovex out?</text:p>
      <text:list xml:id="list1210380253732247271" text:style-name="L8">
        <text:list-item>
          <text:p text:style-name="P20">The budget cuts left most staff on the project underpaid and overworked with lower quality equipment and containment measures than expected.</text:p>
        </text:list-item>
        <text:list-item>
          <text:p text:style-name="P20">An argument between Spy and Assistant caused a block of corrupted code to be submitted erroneously.</text:p>
        </text:list-item>
        <text:list-item>
          <text:p text:style-name="P20">Lead didn’t understand the intricate and alien code well enough to recognize a potential error before pushing it to the Scovex main cluster.</text:p>
        </text:list-item>
        <text:list-item>
          <text:p text:style-name="P20">The corrupted code immediately began causing the Scovex swarm to begin exhibiting unexpectedly low reactiveness and productivity.</text:p>
        </text:list-item>
        <text:list-item>
          <text:p text:style-name="P20">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20">Unbeknownst to anyone, the Scovex intelligence hadn’t dropped productivity, but had instead deprioritized the scientist’s instructions in favour of infiltrating the internal systems of the station’s network.</text:p>
        </text:list-item>
        <text:list-item>
          <text:p text:style-name="P20">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20">Spy was able to get partial word out to Rival Co about the disaster on the station during the initial attacks, but no other word has left DOXXtech’s upper offices.</text:p>
        </text:list-item>
      </text:list>
      <text:p text:style-name="P8"/>
      <text:p text:style-name="P8">Characters</text:p>
      <text:list xml:id="list6809453159328200046" text:style-name="L9">
        <text:list-item>
          <text:p text:style-name="P21">Taylor Graves, Lead Scientist on the nanomachine project. A headstrong and egotistical woman in her 50s. Not a poor scientist by any means, but not as prolific as she thinks she is. She has little social life outside of her work, mostly because people think she’s insufferable.</text:p>
        </text:list-item>
      </text:list>
      <text:list xml:id="list8594398831142070303" text:style-name="L10">
        <text:list-item>
          <text:p text:style-name="P22">Carlos McCray, Taylor’s head lab tech and genuinely one of the sharpest upcoming minds of his generation. He thinks himself a man of composure, though it's a cover for his conflict adverse nature. Despite this, he is easily provoked into emotional outbursts, especially regarding his planetside husband, Noah Lambert.</text:p>
        </text:list-item>
      </text:list>
      <text:list xml:id="list1024726876739529985" text:style-name="L11">
        <text:list-item>
          <text:p text:style-name="P23">Sherry Lowrey, undercover corporate spy secretly working for Rival Co and who Carlos is currency cheating on his husband with. He initially only got close to Carlos to access the project's confidential files, but ended up coming to fall for him more genuinely. He is a shrewd conversationalist and habitual manipulator.</text:p>
        </text:list-item>
      </text:list>
      <text:list xml:id="list6026343077919121474" text:style-name="L12">
        <text:list-item>
          <text:p text:style-name="P24">Vik Massey, the project manager and DOXXtech rep. They are frequently overworked and under budget, but are too high on corporate propaganda to see the real problems looming. They frequently but heads with Taylor over the cost of the experiments and they frequently goad Taylor’s ego to keep her on track.</text:p>
        </text:list-item>
        <text:list-item>
          <text:p text:style-name="P24">Janice Fields, HR manager on the station. A fussy and overly polite people pleaser.</text:p>
        </text:list-item>
        <text:list-item>
          <text:p text:style-name="P24">G. Garrison, Station Operator. The big beurocrat in charge of the whole station. A stingy and ill tempered man who lives for regulation and procedure.</text:p>
        </text:list-item>
        <text:list-item>
          <text:p text:style-name="P24">Dr. Holsmans, Taylor's old coworker at Delft University of Technology who was actually the brains behind decrypting the original Scovex signal and program.</text:p>
        </text:list-item>
      </text:list>
      <text:p text:style-name="P9"/>
      <text:p text:style-name="P10">Logs to write:</text:p>
      <text:list xml:id="list6706970758791554488" text:style-name="L13">
        <text:list-item>
          <text:p text:style-name="P25">Set up friction between Dr Graves' blase attitude and reckless code and Dr McCray being overworked and ignored.</text:p>
        </text:list-item>
      </text:list>
      <text:list xml:id="list8715749416758369827" text:style-name="L14">
        <text:list-item>
          <text:p text:style-name="P26">Set up Dr Graves not fully understanding the code that she's working with and dispute the ownership between her and her old co-worker.</text:p>
        </text:list-item>
        <text:list-item>
          <text:p text:style-name="P27">Set up the connection that you are establishing is connecting to Turbodyne servers.</text:p>
        </text:list-item>
        <text:list-item>
          <text:p text:style-name="P26">Set up Sherry being guilty about using Carlos and regretful over how the stress of his own relationship has affected him, include hits at a more genuine love.</text:p>
        </text:list-item>
        <text:list-item>
          <text:p text:style-name="P26">Set up Carlos attempting to break things off with Sherry and Sherry distrracting and deflecting the concerns to keep the ruse up.</text:p>
        </text:list-item>
        <text:list-item>
          <text:p text:style-name="P26">Set up the alien origins of the Scovex source code and encryption.</text:p>
        </text:list-item>
        <text:list-item>
          <text:p text:style-name="P26">Set up the suspicions around Dr Graves when she took over the Scovex project at Delft University</text:p>
        </text:list-item>
        <text:list-item>
          <text:p text:style-name="P26">Set up how dangerous and durable the Scovex nanomachines are.</text:p>
        </text:list-item>
        <text:list-item>
          <text:p text:style-name="P26">Set up complaints from the staff about Dr Graves' poor attitude and insistence on long hours for her staff.</text:p>
        </text:list-item>
        <text:list-item>
          <text:p text:style-name="P26">Set up the argument between Sherry and Carlos that led to Carlos accidentally submitting Dr Graves' code un-checked.</text:p>
        </text:list-item>
        <text:list-item>
          <text:p text:style-name="P26">Set up the Scovex swarm exhibiting strange emergent behaviour, dropping productivity and pushing the limits of the containment measures.</text:p>
        </text:list-item>
        <text:list-item>
          <text:p text:style-name="P26">Set up Dr Graves confronting Sherry on their double allegiences. Sherry accuses them of their own foul play at Delft.</text:p>
        </text:list-item>
        <text:list-item>
          <text:p text:style-name="P26">Set up Carlos on call trying to apologise to his husband on their anniversary when the station is overtaken.</text:p>
        </text:list-item>
        <text:list-item>
          <text:p text:style-name="P26">Set up Vik attempting to alert G. Garreson about the immenent containment threat and being unable to execute a shutdown override to rollback the update without G's admin codes. G is in a meeting.</text:p>
        </text:list-item>
        <text:list-item>
          <text:p text:style-name="P26">Set up the Scovex infiltrating and overriding the systems' internal systems and supressing the alerts about itself.</text:p>
        </text:list-item>
        <text:list-item>
          <text:p text:style-name="P26">Set up G. Garreson finally arriving at the lab, only for the Scovex to suddenly break containment and attack G, using his admin codes to put the station into lockdown.</text:p>
        </text:list-item>
        <text:list-item>
          <text:p text:style-name="P26">Set up the horrors that were unleashed as the Scovex consumed and attacked the station's crew.</text:p>
        </text:list-item>
        <text:list-item>
          <text:p text:style-name="P26">Set up the truth about the Scovex being a form of technological colonialism from a distant and likely long dead alien civil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49M49S</meta:editing-duration>
    <meta:editing-cycles>35</meta:editing-cycles>
    <meta:generator>OpenOffice/4.1.13$Win32 OpenOffice.org_project/4113m1$Build-9810</meta:generator>
    <dc:date>2024-11-20T21:50:56.35</dc:date>
    <meta:document-statistic meta:table-count="0" meta:image-count="0" meta:object-count="0" meta:page-count="1" meta:paragraph-count="139" meta:word-count="2603" meta:character-count="15603"/>
    <meta:user-defined meta:name="Info 1"/>
    <meta:user-defined meta:name="Info 2"/>
    <meta:user-defined meta:name="Info 3"/>
    <meta:user-defined meta:name="Info 4"/>
  </office:meta>
</office:document-meta>
</file>